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4b847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4b847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b847"/>
    </style:style>
    <style:style style:name="P4" style:family="paragraph" style:parent-style-name="Footnote">
      <style:text-properties officeooo:rsid="0606967f" officeooo:paragraph-rsid="0606967f"/>
    </style:style>
    <style:style style:name="P5" style:family="paragraph" style:parent-style-name="Footnote">
      <style:text-properties officeooo:rsid="06080faf" officeooo:paragraph-rsid="06080faf"/>
    </style:style>
    <style:style style:name="P6" style:family="paragraph" style:parent-style-name="Footnote">
      <style:text-properties officeooo:rsid="06089ee9" officeooo:paragraph-rsid="06089ee9"/>
    </style:style>
    <style:style style:name="P7" style:family="paragraph" style:parent-style-name="Footnote">
      <style:text-properties officeooo:rsid="060a895c" officeooo:paragraph-rsid="060a895c"/>
    </style:style>
    <style:style style:name="P8" style:family="paragraph" style:parent-style-name="Footnote">
      <style:text-properties officeooo:rsid="0610f646" officeooo:paragraph-rsid="0610f646"/>
    </style:style>
    <style:style style:name="P9" style:family="paragraph" style:parent-style-name="Footnote">
      <style:text-properties officeooo:rsid="0612c789" officeooo:paragraph-rsid="0612c789"/>
    </style:style>
    <style:style style:name="P10" style:family="paragraph" style:parent-style-name="Footnote">
      <style:text-properties officeooo:rsid="0615f45e" officeooo:paragraph-rsid="0615f45e"/>
    </style:style>
    <style:style style:name="P11" style:family="paragraph" style:parent-style-name="Footnote">
      <style:text-properties officeooo:rsid="0616450a" officeooo:paragraph-rsid="0616450a"/>
    </style:style>
    <style:style style:name="P12" style:family="paragraph" style:parent-style-name="Footnote">
      <style:text-properties officeooo:rsid="061846ce" officeooo:paragraph-rsid="061846ce"/>
    </style:style>
    <style:style style:name="P13" style:family="paragraph" style:parent-style-name="Footnote">
      <style:text-properties officeooo:rsid="061a2889" officeooo:paragraph-rsid="061a2889"/>
    </style:style>
    <style:style style:name="P14" style:family="paragraph" style:parent-style-name="Footnote">
      <style:text-properties officeooo:rsid="061b1010" officeooo:paragraph-rsid="061b10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06967f" style:font-weight-asian="bold" style:font-weight-complex="bold"/>
    </style:style>
    <style:style style:name="T3" style:family="text">
      <style:text-properties fo:font-weight="bold" officeooo:rsid="05df30aa" style:font-weight-asian="bold" style:font-weight-complex="bold"/>
    </style:style>
    <style:style style:name="T4" style:family="text">
      <style:text-properties officeooo:rsid="0606967f"/>
    </style:style>
    <style:style style:name="T5" style:family="text">
      <style:text-properties officeooo:rsid="05df30aa"/>
    </style:style>
    <style:style style:name="T6" style:family="text">
      <style:text-properties fo:color="#000000"/>
    </style:style>
    <style:style style:name="T7" style:family="text">
      <style:text-properties fo:color="#000000" officeooo:rsid="0606967f"/>
    </style:style>
    <style:style style:name="T8" style:family="text">
      <style:text-properties fo:color="#000000" officeooo:rsid="05df30aa"/>
    </style:style>
    <style:style style:name="T9" style:family="text">
      <style:text-properties fo:color="#000000" officeooo:rsid="05dfc8d9"/>
    </style:style>
    <style:style style:name="T10" style:family="text">
      <style:text-properties fo:color="#000000" officeooo:rsid="0616bbc0"/>
    </style:style>
    <style:style style:name="T11" style:family="text">
      <style:text-properties fo:color="#000000" officeooo:rsid="05e06ac2"/>
    </style:style>
    <style:style style:name="T12" style:family="text">
      <style:text-properties officeooo:rsid="06080faf"/>
    </style:style>
    <style:style style:name="T13" style:family="text">
      <style:text-properties officeooo:rsid="05dfc8d9"/>
    </style:style>
    <style:style style:name="T14" style:family="text">
      <style:text-properties officeooo:rsid="06089ee9"/>
    </style:style>
    <style:style style:name="T15" style:family="text">
      <style:text-properties officeooo:rsid="060a895c"/>
    </style:style>
    <style:style style:name="T16" style:family="text">
      <style:text-properties officeooo:rsid="060ac287"/>
    </style:style>
    <style:style style:name="T17" style:family="text">
      <style:text-properties officeooo:rsid="060ad715"/>
    </style:style>
    <style:style style:name="T18" style:family="text">
      <style:text-properties officeooo:rsid="060d8495"/>
    </style:style>
    <style:style style:name="T19" style:family="text">
      <style:text-properties officeooo:rsid="060f4877"/>
    </style:style>
    <style:style style:name="T20" style:family="text">
      <style:text-properties officeooo:rsid="0610f646"/>
    </style:style>
    <style:style style:name="T21" style:family="text">
      <style:text-properties officeooo:rsid="0612c789"/>
    </style:style>
    <style:style style:name="T22" style:family="text">
      <style:text-properties officeooo:rsid="05e06ac2"/>
    </style:style>
    <style:style style:name="T23" style:family="text">
      <style:text-properties officeooo:rsid="0615f45e"/>
    </style:style>
    <style:style style:name="T24" style:family="text">
      <style:text-properties officeooo:rsid="06144b6d"/>
    </style:style>
    <style:style style:name="T25" style:family="text">
      <style:text-properties officeooo:rsid="0616450a"/>
    </style:style>
    <style:style style:name="T26" style:family="text">
      <style:text-properties officeooo:rsid="0616bbc0"/>
    </style:style>
    <style:style style:name="T27" style:family="text">
      <style:text-properties officeooo:rsid="061846ce"/>
    </style:style>
    <style:style style:name="T28" style:family="text">
      <style:text-properties officeooo:rsid="061a2889"/>
    </style:style>
    <style:style style:name="T29" style:family="text">
      <style:text-properties officeooo:rsid="061b10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ष्टसप्ततितमोऽध्यायः । </text:p>
      <text:p text:style-name="P2"><text:span text:style-name="T1">पवित्रा</text:span><text:span text:style-name="T2">धिवासनाविधि</text:span><text:span text:style-name="T1">कथन</text:span><text:span text:style-name="T3">म्</text:span><text:line-break/>ईश्वर उवाच -<text:line-break/>पवित्रारोहणं वक्ष्ये क्रिया<text:span text:style-name="T4">र्चा</text:span>दिषु<text:note text:id="ftn612" text:note-class="footnote"><text:note-citation>1</text:note-citation><text:note-body><text:p text:style-name="P4">क्रियार्थादिषु</text:p></text:note-body></text:note> पूरण<text:span text:style-name="T4">म्</text:span> । <text:line-break/>नित्यं तन्नित्यमुद्दिष्टं नैमित्तिकमथापर<text:span text:style-name="T4">म्</text:span> ॥१<text:span text:style-name="T5">॥</text:span> <text:line-break/>आषाढादिचतु<text:span text:style-name="T4">र्द</text:span>श्यामथ श्रावणभाद्रयोः । <text:line-break/>सितासितासु क<text:span text:style-name="T4">र्त</text:span>व्यं चतु<text:span text:style-name="T4">र्द</text:span>श्यष्टमीषु तत् ॥२<text:span text:style-name="T5">॥</text:span> <text:line-break/>कु<text:span text:style-name="T4">र्या</text:span>द्वा का<text:span text:style-name="T4">र्ति</text:span>कीं यावत्तिथौ प्रतिप<text:span text:style-name="T4">दा</text:span>दिके । <text:s/><text:line-break/><text:span text:style-name="T6">वह्निब्रह्माम्बिकेभास्यनागस्कन्दा</text:span><text:span text:style-name="T7">र्क</text:span><text:span text:style-name="T6">शूलिना</text:span><text:span text:style-name="T7">म्</text:span><text:span text:style-name="T6"> ॥३</text:span><text:span text:style-name="T8">॥</text:span><text:span text:style-name="T6"> <text:line-break/>दुर्गायमेन्द्रगोविन्दस्मरशम्भुसुधाभुजा</text:span><text:span text:style-name="T7">म्</text:span><text:span text:style-name="T6"> </text:span><text:span text:style-name="T9">।</text:span><text:span text:style-name="T6"> <text:line-break/>सौवर्णं राजतं ताम्रं कृतादिषु यथाक्रम</text:span><text:span text:style-name="T7">म्</text:span><text:span text:style-name="T6"> ॥४</text:span><text:span text:style-name="T9">॥</text:span><text:span text:style-name="T6"> <text:line-break/>कलौ का</text:span><text:span text:style-name="T7">र्पा</text:span><text:span text:style-name="T6">सजं </text:span><text:span text:style-name="T7">वाऽ</text:span><text:span text:style-name="T6">पि पट्टपद्मादिसूत्रक</text:span><text:span text:style-name="T7">म्</text:span><text:span text:style-name="T6"> । <text:s/><text:line-break/>प्रणवश्चन्द्रमा वह्निर्ब्रह्मा नागो गुहो हरिः॥५</text:span><text:span text:style-name="T9">॥</text:span><text:span text:style-name="T6"> <text:line-break/>सर्वेशः सर्वदेवाः स्युः क्रमेण नवतन्तुषु । <text:s/><text:line-break/>अष्टोत्तरशता</text:span><text:span text:style-name="T7">द्यर्धं</text:span><text:span text:style-name="T6"> </text:span><text:span text:style-name="T7">तदर्धं </text:span><text:span text:style-name="T6">चोत्तमादिक</text:span><text:span text:style-name="T7">म्</text:span><text:span text:style-name="T7"><text:note text:id="ftn613" text:note-class="footnote"><text:note-citation>2</text:note-citation><text:note-body><text:p text:style-name="P5">चारुमासिकम्</text:p></text:note-body></text:note></text:span><text:span text:style-name="T6"> ॥६</text:span><text:span text:style-name="T9">॥</text:span><text:span text:style-name="T6"> <text:line-break/>एकाशीत्याऽथ वा सूत्रैस्त्रिंशताऽप्यष्टयुक्तया । </text:span></text:p>
      <text:p text:style-name="P2">पञ्चाशता वा क<text:span text:style-name="T12">र्त</text:span>व्यं तुल्यग्रन्थ्यन्तरालक<text:span text:style-name="T12">म्</text:span> ॥७<text:span text:style-name="T13">॥</text:span> <text:line-break/>द्वादशाङ्गुलमानानि व्यासादष्टाङ्गुलानि च । <text:line-break/>लिङ्गविस्तारमानानि चतुरङ्गुलकानि वा ॥८<text:span text:style-name="T13">॥</text:span> <text:line-break/>तथैव पिण्डिकास्पर्शं चतुर्थं सर्वदैवत<text:span text:style-name="T12">म्</text:span> । <text:s/><text:line-break/>गङ्गावतारकं का<text:span text:style-name="T12">र्यं</text:span> <text:note text:id="ftn614" text:note-class="footnote"><text:note-citation>3</text:note-citation><text:note-body><text:p text:style-name="P5">कार्यमजातेन</text:p></text:note-body></text:note><text:span text:style-name="T12">प्र</text:span>जातेन सुधौतक<text:span text:style-name="T12">म्</text:span> ॥९<text:span text:style-name="T13">॥</text:span> <text:line-break/><text:soft-page-break/>ग्रन्थिं कु<text:span text:style-name="T12">र्या</text:span>च्च वामेन अघोरेणाथ शोधयेत् । <text:line-break/>रञ्जयेत्पुरुषेणैव रक्तचन्दनकुङ्कुमैः ॥१०<text:span text:style-name="T13">॥</text:span> <text:line-break/>कस्तूरीरोचनाचन्द्रैर्हरिद्रागैरिकादिभिः । <text:line-break/>ग्रन्थयो दश क<text:span text:style-name="T12">र्त</text:span>व्या अथ वा तन्तुसङ्ख्यया ॥११<text:span text:style-name="T13">॥</text:span> <text:line-break/>अन्तरं वा यथाशोभमेकद्विचतुरङ्गुल<text:span text:style-name="T12">म्</text:span> ।<text:line-break/>प्रकृतिः पौरुषी वीरा चतुर्थी त्वपराजिता ॥१२<text:span text:style-name="T13">॥</text:span> <text:line-break/>जयाऽन्या विजया षष्ठी अजिता च सदाशिवा । <text:line-break/>मनोन्मनी सर्वमुखी ग्रन्थयोऽभ्यधिकाः शुभाः ॥१३<text:span text:style-name="T13">॥</text:span> <text:line-break/>का<text:span text:style-name="T14">र्या</text:span> वा चन्द्रवह्न्यर्कपवित्रं <text:s/>शिववद्धृदि ।<text:line-break/>एकैकं निजमू<text:span text:style-name="T14">र्तौ</text:span> वा <text:span text:style-name="T14">सप्तके</text:span> गुरुके<text:note text:id="ftn615" text:note-class="footnote"><text:note-citation>4</text:note-citation><text:note-body><text:p text:style-name="P6">गुरवे</text:p></text:note-body></text:note> गणे ॥१४<text:span text:style-name="T13">॥</text:span> <text:line-break/>स्यादेकैकं तथा द्वारदिक्पालकलशादिषु । <text:line-break/>हस्तादिनवहस्तान्तं लिङ्गानां स्यात्पवित्रक<text:span text:style-name="T14">म् </text:span>॥१५<text:span text:style-name="T13">॥</text:span> <text:line-break/>अष्टाविंशतितो <text:span text:style-name="T14">वृ</text:span>द्धं दशभि<text:span text:style-name="T14">र्द</text:span>शभिः क्रमात् ।<text:line-break/>द्व्यङ्गुलाभ्यन्तरास्तत्र क्रमादेकाङ्गुलान्तराः ॥१६<text:span text:style-name="T13">॥</text:span> <text:line-break/>ग्रन्थयो मानमप्येषां लिङ्गविस्तारसस्मित<text:span text:style-name="T15">म्</text:span> । <text:line-break/>सप्तम्यां वा त्रयोदश्यां कृतनित्यक्रियः शुचिः ॥१७<text:span text:style-name="T13">॥</text:span> <text:line-break/>भूषयेत्पुष्पवस्त्राद्यैः सायाह्ने यागमन्दिर<text:span text:style-name="T15">म्</text:span> ।</text:p>
      <text:p text:style-name="P2">कृत्वा नैमित्तिकीं सन्ध्यां विशेषेण च तर्प्पण<text:span text:style-name="T15">म्</text:span> ॥१८<text:span text:style-name="T13">॥</text:span> <text:line-break/>परिगृहीते भूभागे पवित्रे सू<text:span text:style-name="T15">र्य</text:span>म<text:span text:style-name="T15">र्च</text:span>येत् । <text:line-break/>आचम्य सकलीकृत्य प्रणवार्घ्यकरो गुरुः ॥१९<text:span text:style-name="T13">॥</text:span> <text:line-break/>द्वाराण्यस्त्रेण सम्प्रोक्ष्य पूर्वादिक्रमतोऽ<text:span text:style-name="T15">र्च</text:span>येत् । <text:line-break/>हां शान्तिकलाद्वाराय तथा विद्याकलात्मने ॥२०<text:span text:style-name="T13">॥</text:span> <text:line-break/><text:soft-page-break/>निवृत्तिकलाद्वाराय प्रतिष्ठाख्यकलात्मने । <text:s/><text:line-break/>तच्छाखयोः प्रतिद्वारं द्वौ द्वौ द्वाराधिपौ यजेत् ॥२१<text:span text:style-name="T13">॥</text:span> <text:line-break/>नन्दिने महाकालाय भृङ्गिणेऽथ गणाय च । <text:line-break/>वृषभाय च स्कन्दाय देव्यै चण्डाय च क्रमात् ॥२२<text:span text:style-name="T13">॥</text:span> <text:line-break/>नित्यं च द्वारपालादीन् प्रविश्य द्वारपश्चिमे<text:note text:id="ftn616" text:note-class="footnote"><text:note-citation>5</text:note-citation><text:note-body><text:p text:style-name="P7">द्वारमध्यमे</text:p></text:note-body></text:note> । <text:s/><text:line-break/>इष्ट्वा वास्तुं भूतशुद्धिं विशेषार्घ्यकरः शिवः ॥२३<text:span text:style-name="T13">॥</text:span> <text:line-break/>प्रोक्षणाद्यं विधायाथ यज्ञसम्भारकृन्नरः<text:note text:id="ftn617" text:note-class="footnote"><text:note-citation>6</text:note-citation><text:note-body><text:p text:style-name="P7">यज्ञसंस्कार</text:p></text:note-body></text:note> । <text:line-break/>मन्त्रयेद्दर्भदूर्वाद्यैः पुष्पाद्यैश्च हृदादिभिः ॥२४<text:span text:style-name="T13">॥</text:span> <text:line-break/>शिवहस्तं विधायेत्थं स्वशिरस्यधिरोपयेत् । <text:line-break/>शिवोऽहमादिः सर्वज्ञो मम यज्ञप्रधानता ॥२५<text:span text:style-name="T13">॥</text:span> <text:line-break/>अत्यर्थं भावयेद्देवं ज्ञानख<text:span text:style-name="T16">ड्ग</text:span>करो गुरुः । <text:line-break/>नैरृतीं दिशमासाद्य प्रक्षिपेदुदगाननः ॥२६<text:span text:style-name="T13">॥</text:span> <text:line-break/>अर्घ्याम्बु पञ्चगव्यञ्च सम<text:span text:style-name="T16">न्ता</text:span>न्म<text:span text:style-name="T16">ु</text:span>खमण्डपे । <text:line-break/>चतुष्पथान्तसंस्कारैर्वीक्षणाद्यैः सुसंस्कृतैः ॥२७<text:span text:style-name="T13">॥</text:span> <text:line-break/>विक्षिप्य विकिरांस्तत्र कुशकू<text:span text:style-name="T16">र्चो</text:span>पसंहरेत् । </text:p>
      <text:p text:style-name="P2">तानीशदिशि <text:s/>व<text:span text:style-name="T16">र्ध</text:span>न्यामासनायोपकल्पयेत् ॥२८<text:span text:style-name="T13">॥</text:span> <text:line-break/>नैरृते वास्तुगीर्वाणा द्वारे लक्ष्मीं प्रपूजयेत् । <text:line-break/>पश्चिमाभिमुखं कुम्भं सर्वधान्योपरि स्थित<text:span text:style-name="T16">म्</text:span> ॥२९<text:span text:style-name="T13">॥</text:span> <text:line-break/>प्रणवेन वृषारूढं सिंहस्थां व<text:span text:style-name="T16">र्ध</text:span>नी<text:span text:style-name="T16">ं त</text:span>तः ।<text:line-break/>कुम्भे साङ्गं शिव<text:span text:style-name="T17">ं दे</text:span>वं व<text:span text:style-name="T17">र्ध</text:span>न्यामस्त्रम<text:span text:style-name="T17">र्च</text:span>येत् <text:s/>॥३०<text:span text:style-name="T13">॥</text:span> <text:line-break/>दिक्षु शक्रादिदिक्पालान् विष्णुब्रह्मशिवादिकान् <text:s/>। <text:s/><text:line-break/><text:soft-page-break/>व<text:span text:style-name="T18">र्ध</text:span>नीं सम्यगादाय <text:note text:id="ftn618" text:note-class="footnote"><text:note-citation>7</text:note-citation><text:note-body><text:p text:style-name="P8">मूढं दृष्ट्वाऽनु</text:p></text:note-body></text:note>घटपृष्टानुगामिनी<text:span text:style-name="T19">म्</text:span> ॥३१<text:span text:style-name="T13">॥</text:span> <text:line-break/>शिवाज्ञां श्रावयेन्मन्त्री पूर्वादीशानगोचर<text:span text:style-name="T20">म्</text:span> । <text:line-break/>अविच्छिन्नपयोधारां मूलमन्त्रमुदीरयेत् ॥३२<text:span text:style-name="T13">॥</text:span> <text:line-break/>समन्ताद् भ्रामयेदेनां रक्षार्थं शस्त्ररूपिणी<text:span text:style-name="T20">म्</text:span> । <text:s/><text:line-break/>पूर्वं कलशमारोप्य शस्त्रार्थ<text:span text:style-name="T20">ं त</text:span>स्य वामतः ॥३३<text:span text:style-name="T13">॥</text:span> <text:line-break/>समग्रासनके कुम्भे यजेद्देवं स्थिरासने । <text:line-break/>व<text:span text:style-name="T20">र्ध</text:span>न्यां प्रणवस्थायामायुध<text:span text:style-name="T20">ं त</text:span>दनु द्वयोः ॥३४<text:span text:style-name="T13">॥</text:span> <text:line-break/>भगलिङ्गसमायोगं <text:note text:id="ftn619" text:note-class="footnote"><text:note-citation>8</text:note-citation><text:note-body><text:p text:style-name="P9">विदध्यादङ्गमुद्रया</text:p></text:note-body></text:note>विदध्याल्लिङ्गमुद्रया । <text:s/><text:line-break/>कुम्भे निवेद्य बोधासिं मूलमन्त्रजप<text:span text:style-name="T21">ं त</text:span>था ॥३५<text:span text:style-name="T13">॥</text:span> <text:line-break/>तद्दशांशेन व<text:span text:style-name="T21">र्धन्यां</text:span> रक्षां विज्ञापयेदपि । <text:line-break/>गणेशं वायवेऽभ्यर्च्य हरं पञ्चामृतादिभिः ॥३६<text:span text:style-name="T13">॥</text:span> <text:line-break/>स्नापयेत्पूर्ववत् प्रार्च्य कुण्डे च शिवपावक<text:span text:style-name="T21">म् </text:span>। </text:p>
      <text:p text:style-name="P2">विधिवच्च चरुं कृत्वा सम्पाताहुतिशोधित<text:span text:style-name="T21">म्</text:span> ॥३७<text:span text:style-name="T22">॥</text:span> <text:line-break/>देवा<text:span text:style-name="T21">ग्न्या</text:span>त्मविभेदेन दर्व्या तं विभजेत्त्रिधा । <text:line-break/>द<text:span text:style-name="T21">त्</text:span>त्वा भागौ शिवाग्निभ्यां संरक्षेद्भागमात्मनि ॥३८<text:span text:style-name="T22">॥</text:span> <text:line-break/><text:span text:style-name="T23">नरेण</text:span><text:span text:style-name="T23"><text:note text:id="ftn620" text:note-class="footnote"><text:note-citation>9</text:note-citation><text:note-body><text:p text:style-name="P10">शरेण</text:p></text:note-body></text:note></text:span> <text:span text:style-name="T21">धर्म</text:span>णा<text:note text:id="ftn621" text:note-class="footnote"><text:note-citation>10</text:note-citation><text:note-body><text:p text:style-name="P10">वर्मणा</text:p></text:note-body></text:note> देयं पूर्वतो दन्तधावन<text:span text:style-name="T24">म्</text:span> । <text:line-break/><text:note text:id="ftn622" text:note-class="footnote"><text:note-citation>11</text:note-citation><text:note-body><text:p text:style-name="P10">तस्माद्‌घोर, भस्माङ्गार</text:p></text:note-body></text:note><text:span text:style-name="T23">भस्म घो</text:span>रशिखाभ्यां वा दक्षिणे पश्चिमे मृद<text:span text:style-name="T23">म्</text:span> ॥३९<text:span text:style-name="T22">॥</text:span> <text:line-break/>सद्योजातेन च हृदा चोत्तरे वा<text:span text:style-name="T23">ऽऽ</text:span>म<text:span text:style-name="T23">लीफलम्</text:span> । <text:s/><text:line-break/>जलं <text:s/>वामेन शिरसा <text:note text:id="ftn623" text:note-class="footnote"><text:note-citation>12</text:note-citation><text:note-body><text:p text:style-name="P10">ईशगन्धा</text:p></text:note-body></text:note>ईशे गन्धान्वितं जल<text:span text:style-name="T23">म्</text:span> ॥४०<text:span text:style-name="T22">॥</text:span> <text:line-break/><text:soft-page-break/>पञ्चगव्यं पलाशादिपुटकं वै समन्ततः । <text:line-break/>ऐशान्यां कुसुमं दद्यादाग्नेय्यां दिशि रोचना<text:span text:style-name="T23">म्</text:span> ॥४१<text:span text:style-name="T22">॥</text:span> <text:line-break/>अगुरुं निरृताशायां वायव्यां च चतुःसम<text:span text:style-name="T23">म्</text:span> । <text:s/><text:line-break/>होमद्रव्याणि सर्वाणि सद्योजातैः कुशैः सह ॥४२<text:span text:style-name="T22">॥</text:span> <text:line-break/>दण्डाक्षसूत्रकौपीनभिक्षापात्राणि रूपिणे । <text:line-break/>कज्जलं कुङ्कुम<text:span text:style-name="T23">ं तै</text:span>लं शलाकां केशशोधनी<text:span text:style-name="T23">म्</text:span> ॥४३<text:span text:style-name="T22">॥</text:span> <text:line-break/>ताम्बूलं दर्पणं दद्यादुत्तरे रोचनामपि । <text:line-break/>आसनं <text:note text:id="ftn624" text:note-class="footnote"><text:note-citation>13</text:note-citation><text:note-body><text:p text:style-name="P11">पादुकापात्रं</text:p></text:note-body></text:note>पादुके पात्रं योगपट्टातपत्रक<text:span text:style-name="T25">म्</text:span><text:span text:style-name="T25"><text:note text:id="ftn625" text:note-class="footnote"><text:note-citation>14</text:note-citation><text:note-body><text:p text:style-name="P11">पट्टादिपात्रकम्</text:p></text:note-body></text:note></text:span> ॥४४<text:span text:style-name="T22">॥</text:span> <text:line-break/>ऐशान्यामीशमन्त्रेण दद्यादीशानतुष्टये । <text:s/><text:line-break/>पूर्वस्या<text:span text:style-name="T25">ं च</text:span>रुकं साज्यं दद्याद्गन्धादिकं नवे<text:note text:id="ftn626" text:note-class="footnote"><text:note-citation>15</text:note-citation><text:note-body><text:p text:style-name="P11">नरे</text:p></text:note-body></text:note> ॥४५<text:span text:style-name="T22">॥</text:span> <text:line-break/>पवित्राणि समादाय प्रोक्षितान्यर्घ्यवारिणा । <text:s/><text:line-break/>संहितामन्त्रपूतानि नीत्वा पावकसन्निधि<text:span text:style-name="T25">म्</text:span> ॥४६<text:span text:style-name="T22">॥</text:span> <text:line-break/>कृष्णाजिनादिनाऽऽच्छाद्य स्मरन् संवत्सरात्मक<text:span text:style-name="T25">म्</text:span> । <text:line-break/>साक्षिणं सर्वकृत्यानां गोप्तारं शिवमव्यय<text:span text:style-name="T25">म्</text:span> ॥४७<text:span text:style-name="T22">॥</text:span> </text:p>
      <text:p text:style-name="P3">स्वेति हेति प्रयोगेण मन्त्रसंहितया पुनः । <text:line-break/>शोधयेच्च पवित्राणि वाराणामेकविंशति<text:span text:style-name="T25">म्</text:span> ॥४८<text:span text:style-name="T22">॥</text:span> <text:line-break/>गृहादि वेष्टयेत्सूत्रैर्गन्धाद्यं रवये ददेत् । <text:line-break/>पूजिताय समाचम्य कृतन्यासः कृतार्घ्यकः ॥४९<text:span text:style-name="T22">॥</text:span> <text:line-break/>नन्द्यादिभ्योऽथ गन्धाख्यं वास्तोश्चाथ प्रविश्य च । <text:line-break/>शस्त्रेभ्यो लोकपालेभ्यः स्वनाम्ना शिवकुम्भके ॥५०<text:span text:style-name="T22">॥</text:span> <text:line-break/>व<text:span text:style-name="T25">र्ध</text:span>न्यै विघ्नराजाय गुरवे ह्यात्मने यजेत् । <text:s/><text:line-break/>अथ सर्वौषधीलिप्तं धूपितं पुष्पदूर्वया ॥५१<text:span text:style-name="T22">॥</text:span> <text:line-break/><text:soft-page-break/>आमन्त्र्य च पवित्रं त<text:span text:style-name="T25">द्व</text:span>विधायाञ्जलिमध्यग<text:span text:style-name="T25">म्</text:span> । <text:line-break/><text:span text:style-name="T25">ॐ</text:span> समस्तविधिच्छिद्रपूरणे च विधिं प्रति ॥५२<text:span text:style-name="T22">॥</text:span> <text:line-break/><text:span text:style-name="T6">प्रभवा</text:span><text:span text:style-name="T10">न्</text:span><text:span text:style-name="T6">मन्त्रयामि त्वां त्वदिच्छावाप्तिकारिका</text:span><text:span text:style-name="T10">म्</text:span><text:span text:style-name="T6"> । <text:line-break/>तत्सिद्धिमनुजानीहि यजतश्चिदचित्पते ॥५३</text:span><text:span text:style-name="T11">॥</text:span><text:span text:style-name="T6"> <text:line-break/>सर्वथा सर्वदा शम्भो नमस्तेऽस्तु प्रसीद मे । <text:line-break/>आमन्त्रितोऽसि देवेश सह देव्या गणेश्वरैः ॥५४</text:span><text:span text:style-name="T11">॥</text:span><text:span text:style-name="T6"> </text:span><text:line-break/>मन्त्रेशै<text:span text:style-name="T26">्लो</text:span>कपालैश्च सहितः परिचारकैः।<text:line-break/>निमन्त्रयाम्यह<text:span text:style-name="T26">ं तु</text:span>भ्यं प्रभाते तु पवित्रक<text:span text:style-name="T26">म्</text:span> ॥५५<text:span text:style-name="T22">॥</text:span> <text:line-break/>नियमञ्च करिष्यामि परमेश तवा<text:span text:style-name="T26">ऽऽ</text:span>ज्ञया । <text:line-break/>इत्येव<text:span text:style-name="T26">ं दे</text:span>वमामन्त्र्य रेचकेनामृतीकृत<text:span text:style-name="T26">म्</text:span> ॥५६<text:span text:style-name="T22">॥</text:span> <text:line-break/>शिवान्तं मूलमुच्चा<text:span text:style-name="T26">र्य</text:span> तच्छिवाय निवेदयेत् । <text:s/></text:p>
      <text:p text:style-name="P2">जपं स्तोत्रं प्रणामञ्च कृत्वा शम्भुं क्षमापयेत् ॥५७<text:span text:style-name="T22">॥</text:span> <text:line-break/>हुत्वा चरोस्तृतीयांशं <text:note text:id="ftn0" text:note-class="footnote"><text:note-citation>16</text:note-citation><text:note-body><text:p text:style-name="P12">तदधीतशिवालये</text:p></text:note-body></text:note>तद्दद्दीत शिवाग्नये । <text:s/><text:line-break/>दिग्वासिभ्यो दिगीशेभ्यो भूतमातृगणेभ्य उ<text:note text:id="ftn627" text:note-class="footnote"><text:note-citation>17</text:note-citation><text:note-body><text:p text:style-name="P12">भूतमात्रगणैः सह</text:p></text:note-body></text:note> ॥५८<text:span text:style-name="T22">॥</text:span> <text:line-break/>रुद्रेभ्य<text:span text:style-name="T27">ः</text:span> क्षेत्रपादिभ्यो नमः स्वाहा बलिस्त्वय<text:span text:style-name="T27">म्</text:span> । <text:line-break/>दि<text:span text:style-name="T27">ग्गजा</text:span>द्यैश्च पूर्वादौ क्षेत्राय चाग्नये बलिः ॥५९<text:span text:style-name="T22">॥</text:span> <text:line-break/>समाचम्य विधिच्छिद्रपूरकं होममाचरेत् । <text:line-break/>पूर्णां व्याहृतिहोमञ्च कृत्वा रुन्धीत पावक<text:span text:style-name="T27">म्</text:span> ॥६०<text:span text:style-name="T22">॥</text:span> <text:line-break/>तत ओमग्नये स्वाहा स्वाहा सोमाय चैव हि । <text:s/><text:line-break/>ओमग्नीषोमाभ्यां स्वाहा<text:span text:style-name="T27">ऽ</text:span>ग्नये स्विष्टकृते तथा ॥६१<text:span text:style-name="T22">॥</text:span> <text:line-break/>इत्याहुतिचतुष्क<text:span text:style-name="T27">ं तु</text:span> द<text:span text:style-name="T27">त्</text:span>त्वा कु<text:span text:style-name="T27">र्या</text:span>त्तु योजना<text:span text:style-name="T27">म्</text:span> । <text:s/><text:line-break/>वह्निकुण्डा<text:span text:style-name="T27">र्चि</text:span>तं देवं मण्डलाभ्य<text:span text:style-name="T27">र्चि</text:span>ते शिवे ॥६२<text:span text:style-name="T22">॥</text:span> <text:line-break/><text:note text:id="ftn628" text:note-class="footnote"><text:note-citation>18</text:note-citation><text:note-body><text:p text:style-name="P12">नाभिस</text:p></text:note-body></text:note>नाडीसन्धानरूपेण विधिना योजयेत्ततः । <text:line-break/><text:soft-page-break/>वंशादिपात्रे विन्यस्य अस्त्रञ्च हृदय<text:span text:style-name="T27">ं त</text:span>तः ॥६३<text:span text:style-name="T22">॥</text:span> <text:line-break/>अधिरोप्य पवित्राणि कलाभिर्वाऽथ मन्त्रयेत् । <text:line-break/><text:note text:id="ftn629" text:note-class="footnote"><text:note-citation>19</text:note-citation><text:note-body><text:p text:style-name="P13">पूजिते</text:p></text:note-body></text:note>षडङ्गं ब्रह्ममूलै<text:span text:style-name="T28">र्वा</text:span> हृ<text:span text:style-name="T28">द्धर्मा</text:span>स्त्रञ्च योजयेत् ॥६४<text:span text:style-name="T22">॥</text:span> <text:line-break/>विधाय सूत्रैः संवेष्ट्य पूजयित्वाऽङ्गसम्भवैः<text:note text:id="ftn630" text:note-class="footnote"><text:note-citation>20</text:note-citation><text:note-body><text:p text:style-name="P13">ङ्गसस्वनैः, ङ्गशंबरैः</text:p></text:note-body></text:note>। <text:s/><text:line-break/>रक्षार्थं जगदीशाय भक्तिनम्रः समर्पयेत् ॥६५<text:span text:style-name="T22">॥</text:span> <text:line-break/>पूजिते पुष्पधूपाद्यै<text:span text:style-name="T29">र्दत्</text:span>त्वा सिद्धान्तपुस्तके । <text:line-break/>गुरोः पादान्तिकं गत्वा भक्त्या दद्यात्पवित्रक<text:span text:style-name="T29">म्</text:span> ॥६६<text:span text:style-name="T22">॥</text:span> <text:line-break/>निर्गत्य <text:span text:style-name="T29">ब</text:span>हिराचम्य गोमये मण्डलत्रये । </text:p>
      <text:p text:style-name="P1">पञ्चगव्य<text:span text:style-name="T29">ं च</text:span>रु<text:span text:style-name="T29">ं द</text:span>न्तधावनञ्च क्रमाद्यजेत् ॥६७<text:span text:style-name="T22">॥</text:span> <text:line-break/><text:note text:id="ftn631" text:note-class="footnote"><text:note-citation>21</text:note-citation><text:note-body><text:p text:style-name="P14">स्वाचान्तो</text:p></text:note-body></text:note>आचान्तो मन्त्रसम्बद्धः कृतसङ्गीतजागरः । <text:line-break/>स्वपेदन्तः स्मरन्नीशं बुभुक्षुर्दर्भसंस्तरे ॥६८<text:span text:style-name="T22">॥</text:span> <text:line-break/>अनेनैव प्रकारेण मुमुक्षुरपि संविशेत् । <text:line-break/>केवल<text:span text:style-name="T29">ं भ</text:span>स्मशय्यायां सोपवासः समाहितः ॥६९<text:span text:style-name="T22">॥</text:span> </text:p>
      <text:p text:style-name="P1">इत्यादिमहापुराणे आग्नेये पवित्राधिवासनविधिर्नाम अष्टसप्त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03:47.913233447</meta:creation-date>
    <dc:date>2017-06-15T11:04:25.005782467</dc:date>
    <meta:editing-duration>PT37S</meta:editing-duration>
    <meta:editing-cycles>1</meta:editing-cycles>
    <meta:document-statistic meta:table-count="0" meta:image-count="0" meta:object-count="0" meta:page-count="7" meta:paragraph-count="31" meta:word-count="718" meta:character-count="3690" meta:non-whitespace-character-count="2846"/>
    <meta:generator>LibreOffice/5.1.6.2$Linux_X86_64 LibreOffice_project/10m0$Build-2</meta:generator>
  </office:meta>
</office:document-meta>
</file>